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84a0" officeooo:paragraph-rsid="000c84a0"/>
    </style:style>
    <style:style style:name="P2" style:family="paragraph" style:parent-style-name="Standard" style:list-style-name="L1">
      <style:text-properties officeooo:rsid="000c84a0" officeooo:paragraph-rsid="000c84a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0c84a0" officeooo:paragraph-rsid="000c84a0"/>
    </style:style>
    <style:style style:name="P4" style:family="paragraph" style:parent-style-name="Standard">
      <style:text-properties style:text-underline-style="solid" style:text-underline-width="auto" style:text-underline-color="font-color" officeooo:rsid="000c84a0" officeooo:paragraph-rsid="000c84a0"/>
    </style:style>
    <style:style style:name="P5" style:family="paragraph" style:parent-style-name="Standard">
      <style:text-properties style:text-underline-style="solid" style:text-underline-width="auto" style:text-underline-color="font-color" officeooo:rsid="000d6d6f" officeooo:paragraph-rsid="000d6d6f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officeooo:rsid="000d6d6f" officeooo:paragraph-rsid="000d6d6f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0d6d6f" officeooo:paragraph-rsid="000d6d6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d6d6f" officeooo:paragraph-rsid="000d6d6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dd289" officeooo:paragraph-rsid="000dd28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12" style:family="paragraph" style:parent-style-name="Standard" style:list-style-name="L4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a43e" officeooo:paragraph-rsid="000fa43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5" style:family="paragraph" style:parent-style-name="Standard" style:list-style-name="L5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6" style:family="paragraph" style:parent-style-name="Standard" style:list-style-name="L4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7" style:family="paragraph" style:parent-style-name="Standard" style:list-style-name="L6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a6cc" officeooo:paragraph-rsid="0010a6cc" style:font-weight-asian="bold" style:font-weight-complex="bold"/>
    </style:style>
    <style:style style:name="P19" style:family="paragraph" style:parent-style-name="Standard" style:list-style-name="L7">
      <style:text-properties style:text-underline-style="solid" style:text-underline-width="auto" style:text-underline-color="font-color" fo:font-weight="bold" officeooo:rsid="0010a6cc" officeooo:paragraph-rsid="0010a6c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23f79" officeooo:paragraph-rsid="00123f79" style:font-weight-asian="bold" style:font-weight-complex="bold"/>
    </style:style>
    <style:style style:name="P21" style:family="paragraph" style:parent-style-name="Standard" style:list-style-name="L8">
      <style:text-properties style:text-underline-style="solid" style:text-underline-width="auto" style:text-underline-color="font-color" fo:font-weight="bold" officeooo:rsid="00123f79" officeooo:paragraph-rsid="00123f79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23" style:family="paragraph" style:parent-style-name="Standard" style:list-style-name="L9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24" style:family="paragraph" style:parent-style-name="Standard" style:list-style-name="L9">
      <style:text-properties style:text-underline-style="solid" style:text-underline-width="auto" style:text-underline-color="font-color" fo:font-weight="bold" officeooo:rsid="00146f74" officeooo:paragraph-rsid="00146f74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46f74" officeooo:paragraph-rsid="00146f74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27" style:family="paragraph" style:parent-style-name="Standard" style:list-style-name="L10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28" style:family="paragraph" style:parent-style-name="Header">
      <style:text-properties officeooo:rsid="000c84a0" officeooo:paragraph-rsid="000c84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4983f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cc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7826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es do processo de auditoria: planejamento, execução e relatórios.</text:p>
      <text:p text:style-name="P1"/>
      <text:p text:style-name="P1">O planejamento é <text:span text:style-name="T1">contínuo</text:span><text:span text:style-name="T2">, presente ao longo de todo o processo de auditoria.</text:span></text:p>
      <text:p text:style-name="P1"><text:span text:style-name="T2"/></text:p>
      <text:p text:style-name="P1"><text:span text:style-name="T2">Procedimentos executados no </text:span><text:span text:style-name="T1">planejamento</text:span><text:span text:style-name="T2">:</text:span></text:p>
      <text:list xml:id="list8910580915480250530" text:style-name="L1">
        <text:list-item>
          <text:p text:style-name="P2"><text:span text:style-name="T2">obter </text:span><text:span text:style-name="T3">detalhamento</text:span><text:span text:style-name="T5"> sobre a auditoria, atendendo ao princípio do custo-benefício;</text:span></text:p>
        </text:list-item>
        <text:list-item>
          <text:p text:style-name="P2"><text:span text:style-name="T5">obter o máximo de </text:span><text:span text:style-name="T3">informações da empresa</text:span><text:span text:style-name="T5"> a ser fiscalizada;</text:span></text:p>
        </text:list-item>
        <text:list-item>
          <text:p text:style-name="P2"><text:span text:style-name="T5">discutir </text:span><text:span text:style-name="T3">escopo, procedimentos e técnicas</text:span><text:span text:style-name="T5">;</text:span></text:p>
        </text:list-item>
        <text:list-item>
          <text:p text:style-name="P3"><text:span text:style-name="T2">testar a documentação</text:span><text:span text:style-name="T5"> a ser usada.</text:span></text:p>
        </text:list-item>
      </text:list>
      <text:p text:style-name="P4"><text:span text:style-name="T5"/></text:p>
      <text:p text:style-name="P5"><text:span text:style-name="T5">O </text:span><text:span text:style-name="T6">planejamento</text:span><text:span text:style-name="T5">:</text:span></text:p>
      <text:list xml:id="list2096080817907432693" text:style-name="L2">
        <text:list-item>
          <text:p text:style-name="P6"><text:span text:style-name="T5">é a </text:span><text:span text:style-name="T6">1ª fase</text:span><text:span text:style-name="T5"> de um trabalho de auditoria;</text:span></text:p>
        </text:list-item>
        <text:list-item>
          <text:p text:style-name="P7"><text:span text:style-name="T4">não se encerra</text:span><text:span text:style-name="T5"> com o início dos trabalhos de campo;</text:span></text:p>
        </text:list-item>
        <text:list-item>
          <text:p text:style-name="P7"><text:span text:style-name="T5">é </text:span><text:span text:style-name="T4">flexível</text:span><text:span text:style-name="T5">.</text:span></text:p>
        </text:list-item>
      </text:list>
      <text:p text:style-name="P8"><text:span text:style-name="T5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<text:span text:style-name="T5">Planejamento:</text:span></text:p>
            <text:list xml:id="list2602494075523266617" text:style-name="L4">
              <text:list-item>
                <text:p text:style-name="P12"><text:span text:style-name="T5">atividades preliminares;</text:span></text:p>
              </text:list-item>
              <text:list-item>
                <text:p text:style-name="P12"><text:span text:style-name="T5">determinação do escopo;</text:span></text:p>
              </text:list-item>
              <text:list-item>
                <text:p text:style-name="P16"><text:span text:style-name="T5">programa de auditoria.</text:span></text:p>
              </text:list-item>
            </text:list>
          </table:table-cell>
        </table:table-row>
      </table:table>
      <text:p text:style-name="P10"><text:span text:style-name="T5"/></text:p>
      <text:p text:style-name="P8"><text:span text:style-name="T5"/></text:p>
      <text:p text:style-name="P9"><text:span text:style-name="T5">Na fase de planejamento, as atividades preliminares </text:span><text:span text:style-name="T4">auxiliam o auditor</text:span><text:span text:style-name="T5"> na identificação e na avaliação de </text:span><text:span text:style-name="T4">eventos ou situações </text:span><text:span text:style-name="T5">que possam </text:span><text:span text:style-name="T4">afetar sua capacidade de planejar e realizar o trabalho</text:span><text:span text:style-name="T5">.</text:span></text:p>
      <text:p text:style-name="P9"><text:span text:style-name="T5"/></text:p>
      <text:p text:style-name="P10"><text:span text:style-name="T5">A equipe de auditoria deve </text:span><text:span text:style-name="T4">construir uma visão geral do objeto</text:span><text:span text:style-name="T5"> a ser fiscalizado, fazendo uso das seguintes fontes de informação, dentre outras:</text:span></text:p>
      <text:list xml:id="list1127092481680918495" text:style-name="L3">
        <text:list-item>
          <text:p text:style-name="P11"><text:span text:style-name="T5">sistemas informatizados;</text:span></text:p>
        </text:list-item>
        <text:list-item>
          <text:p text:style-name="P11"><text:span text:style-name="T5">demonstrações dos últimos exercícios;</text:span></text:p>
        </text:list-item>
        <text:list-item>
          <text:p text:style-name="P11"><text:span text:style-name="T5">fiscalizações anteriores, incluindo papéis de trabalho;</text:span></text:p>
        </text:list-item>
        <text:list-item>
          <text:p text:style-name="P11"><text:span text:style-name="T5">auditores que tenham participado de trabalhos recentes na empresa;</text:span></text:p>
        </text:list-item>
        <text:list-item>
          <text:p text:style-name="P11"><text:span text:style-name="T5">controle interno;</text:span></text:p>
        </text:list-item>
        <text:list-item>
          <text:p text:style-name="P11"><text:span text:style-name="T5">notícias da mídia;</text:span></text:p>
        </text:list-item>
        <text:list-item>
          <text:p text:style-name="P11"><text:span text:style-name="T5">possíveis ações judiciais concernentes à empresa fiscalizada.</text:span></text:p>
        </text:list-item>
      </text:list>
      <text:p text:style-name="P10"><text:span text:style-name="T5"/></text:p>
      <text:p text:style-name="P10"><text:span text:style-name="T4">Risco de auditoria → </text:span><text:span text:style-name="T5">possibilidade de o auditor chegar a conclusões equivocadas ou incompletas.</text:span></text:p>
      <text:p text:style-name="P10"><text:span text:style-name="T5"/></text:p>
      <text:p text:style-name="P13"><text:span text:style-name="T5">O </text:span><text:span text:style-name="T4">escopo</text:span><text:span text:style-name="T5"> é definido em função do </text:span><text:span text:style-name="T4">tempo e dos recursos humanos e materiais</text:span><text:span text:style-name="T5"> </text:span><text:span text:style-name="T4">disponíveis</text:span><text:span text:style-name="T5">.</text:span></text:p>
      <text:p text:style-name="P13"><text:span text:style-name="T5"/></text:p>
      <text:p text:style-name="P13"><text:span text:style-name="T5">Para definir o </text:span><text:span text:style-name="T4">escopo</text:span><text:span text:style-name="T5"> (extensão e alcance da auditoria), a empresa de auditoria deve </text:span><text:span text:style-name="T4">dispor de informações</text:span><text:span text:style-name="T5"> sobre objetivos relacionados ao </text:span><text:span text:style-name="T4">objeto</text:span><text:span text:style-name="T5"> que será auditado e aos </text:span><text:span text:style-name="T4">riscos relevantes</text:span><text:span text:style-name="T5"> associados a esses objetivos, bem como sobre a </text:span><text:span text:style-name="T4">confiabilidade dos controles</text:span><text:span text:style-name="T5"> adotados para tratar esses riscos.</text:span></text:p>
      <text:p text:style-name="P13"><text:span text:style-name="T5"/></text:p>
      <text:p text:style-name="P14"><text:span text:style-name="T5">Se auditor, durante a execução, se deparar com fatos que </text:span><text:span text:style-name="T7">fogem ao escopo</text:span><text:span text:style-name="T8"> da auditoria, poderá:</text:span></text:p>
      <text:list xml:id="list4623923362178538188" text:style-name="L5">
        <text:list-item>
          <text:p text:style-name="P15"><text:span text:style-name="T8">se fatos se relacionam de forma clara e lógica com o objetivo da auditoria, o </text:span><text:span text:style-name="T10">planejamento é passível de mudanças</text:span><text:span text:style-name="T8"> pela própria </text:span><text:span text:style-name="T14">equipe</text:span><text:span text:style-name="T8"> de auditoria, que deverá remetê-las ao supervisor para aprovação;</text:span></text:p>
        </text:list-item>
        <text:list-item>
          <text:p text:style-name="P15"><text:soft-page-break/><text:span text:style-name="T8">se, mesmo que relacionados aos objetivos, os fatos fogem ao escopo mas a consistência das evidências recomenda sua abordagem, a </text:span><text:span text:style-name="T14">equipe</text:span><text:span text:style-name="T8">, em conjunto com </text:span><text:span text:style-name="T12">supervisor</text:span><text:span text:style-name="T8"> e </text:span><text:span text:style-name="T13">titular da unidade técnica coordenadora</text:span><text:span text:style-name="T8">, deve avaliar a </text:span><text:span text:style-name="T10">oportunidade e conveniência de realizar exames</text:span><text:span text:style-name="T8"> para desenvolver achados no trabalho em curso, desde que não desvirtue a auditoria inicial;</text:span></text:p>
        </text:list-item>
        <text:list-item>
          <text:p text:style-name="P15"><text:span text:style-name="T8">se fatos são incompatíveis com o objetivo, caberá ao </text:span><text:span text:style-name="T13">titular da unidade técnica</text:span><text:span text:style-name="T8"> avaliar a </text:span><text:span text:style-name="T10">conveniência e oportunidade de aprofundar os exames acerca das constatações</text:span><text:span text:style-name="T8">, desde que não desvirtue a auditoria inicial.</text:span></text:p>
        </text:list-item>
      </text:list>
      <text:p text:style-name="P14"><text:span text:style-name="T8"/></text:p>
      <text:p text:style-name="P14"><text:span text:style-name="T10">Programa de auditoria</text:span><text:span text:style-name="T8"> → desenvolver o </text:span><text:span text:style-name="T10">Plano de Auditoria</text:span><text:span text:style-name="T8"> (plano de ação detalhado).</text:span></text:p>
      <text:list xml:id="list6008716566702913315" text:style-name="L6">
        <text:list-item>
          <text:p text:style-name="P17"><text:span text:style-name="T8">Deve ser </text:span><text:span text:style-name="T10">específico</text:span><text:span text:style-name="T8"> → um plano para cada trabalho; e</text:span></text:p>
        </text:list-item>
        <text:list-item>
          <text:p text:style-name="P17"><text:span text:style-name="T8">Deve ser </text:span><text:span text:style-name="T10">padronizado</text:span><text:span text:style-name="T8"> → destinado à aplicação em trabalhos locais ou em épocas diferentes, com pequenas alterações.</text:span></text:p>
        </text:list-item>
      </text:list>
      <text:p text:style-name="P14"><text:span text:style-name="T8"/></text:p>
      <text:p text:style-name="P18"><text:span text:style-name="T8">O </text:span><text:span text:style-name="T10">programa de auditoria</text:span><text:span text:style-name="T8"> é baseado na </text:span><text:span text:style-name="T10">visão geral do objeto</text:span><text:span text:style-name="T8"> e deve evidenciar:</text:span></text:p>
      <text:list xml:id="list3907736172787691422" text:style-name="L7">
        <text:list-item>
          <text:p text:style-name="P19"><text:span text:style-name="T8">objetivo e escopo da auditoria;</text:span></text:p>
        </text:list-item>
        <text:list-item>
          <text:p text:style-name="P19"><text:span text:style-name="T8">o universo e a amostra a serem examinados;</text:span></text:p>
        </text:list-item>
        <text:list-item>
          <text:p text:style-name="P19"><text:span text:style-name="T8">os procedimentos e as técnicas a serem usados, os critérios de auditoria, as informações requeridas e suas fontes, as etapas a serem cumpridas com respectivos cronogramas;</text:span></text:p>
        </text:list-item>
        <text:list-item>
          <text:p text:style-name="P19"><text:span text:style-name="T8">a quantificação dos recursos necessários à execução do trabalho.</text:span></text:p>
        </text:list-item>
      </text:list>
      <text:p text:style-name="P18"><text:span text:style-name="T8"/></text:p>
      <text:p text:style-name="P20"><text:span text:style-name="T8">O </text:span><text:span text:style-name="T10">planejamento</text:span><text:span text:style-name="T8"> começa logo após (ou em conexão com) a conclusão da auditoria anterior, continuando até a conclusão do trabalho da auditoria atual.</text:span></text:p>
      <text:p text:style-name="P20"><text:span text:style-name="T8"/></text:p>
      <text:p text:style-name="P20"><text:span text:style-name="T8">Ao definir a </text:span><text:span text:style-name="T10">estratégia global</text:span><text:span text:style-name="T8">, o auditor deve:</text:span></text:p>
      <text:list xml:id="list5025481088273596623" text:style-name="L8">
        <text:list-item>
          <text:p text:style-name="P21"><text:span text:style-name="T8">identificar as características do trabalho para definir o seu alcance;</text:span></text:p>
        </text:list-item>
        <text:list-item>
          <text:p text:style-name="P21"><text:span text:style-name="T8">definir os objetivos do relatório do trabalho de forma a planejar a época da auditoria e as comunicações necessárias;</text:span></text:p>
        </text:list-item>
        <text:list-item>
          <text:p text:style-name="P21"><text:span text:style-name="T8">considerar os fatores que, no julgamento profissional do auditor, são significativos para orientar os esforços da equipe de trabalho;</text:span></text:p>
        </text:list-item>
        <text:list-item>
          <text:p text:style-name="P21"><text:span text:style-name="T8">considerar os resultados das atividades preliminares do trabalho de auditoria;</text:span></text:p>
        </text:list-item>
        <text:list-item>
          <text:p text:style-name="P21"><text:span text:style-name="T8">determinar a natureza, a época e a extensão dos recursos necessários para realizar o trabalho.</text:span></text:p>
        </text:list-item>
      </text:list>
      <text:p text:style-name="P20"><text:span text:style-name="T8"/></text:p>
      <text:p text:style-name="P22"><text:span text:style-name="T10">Materialidade e Relevância</text:span><text:span text:style-name="T8">:</text:span></text:p>
      <text:list xml:id="list2873150641564344441" text:style-name="L9">
        <text:list-item>
          <text:p text:style-name="P23"><text:span text:style-name="T10">Relevância</text:span><text:span text:style-name="T8">: as distorções, inclusive omissões, são consideradas relevantes se for razoável esperar que, individual ou conjuntamente, elas influenciem as decisões econômicas dos usuários tomadas com base nas demostrações contábeis;</text:span></text:p>
        </text:list-item>
        <text:list-item>
          <text:p text:style-name="P24"><text:span text:style-name="T10">Materialidade</text:span><text:span text:style-name="T8">: é o valor fixado pelo auditor, inferiores ao considerado relevante para as demonstrações contábeis como um todo, para reduzir a um nível baixo a probabilidade de que as distorções não corrigidas e não detectadas em conjunto, excedam a materialidade para as demonstrações contábeis como um todo;</text:span></text:p>
          <text:list>
            <text:list-item>
              <text:p text:style-name="P24"><text:span text:style-name="T11">aspecto quantitativo</text:span><text:span text:style-name="T8">: valor das contas envolvidas nas demonstrações contábeis;</text:span></text:p>
            </text:list-item>
            <text:list-item>
              <text:p text:style-name="P24"><text:span text:style-name="T11">aspecto qualitativo</text:span><text:span text:style-name="T8">: veracidade das informações transmitidas aos usuários da informação contábil;</text:span></text:p>
            </text:list-item>
            <text:list-item>
              <text:p text:style-name="P24"><text:span text:style-name="T9">a</text:span><text:span text:style-name="T10"> determinação de materialidade</text:span><text:span text:style-name="T8"> pelo auditor é uma questão de </text:span><text:span text:style-name="T10">julgamento profissional</text:span><text:span text:style-name="T8"> e é afetada pela percepção das necessidades de informações financeiras dos usuários.</text:span></text:p>
            </text:list-item>
          </text:list>
        </text:list-item>
      </text:list>
      <text:p text:style-name="P25"><text:span text:style-name="T8"/></text:p>
      <text:p text:style-name="P26"><text:soft-page-break/><text:span text:style-name="T8">O auditor deve incluir na </text:span><text:span text:style-name="T10">documentação de auditoria</text:span><text:span text:style-name="T8"> os seguintes valores e fatores considerados em sua determinação:</text:span></text:p>
      <text:list xml:id="list328835209319164417" text:style-name="L10">
        <text:list-item>
          <text:p text:style-name="P27"><text:span text:style-name="T10">materialidade </text:span><text:span text:style-name="T8">para as demonstrações como um todo;</text:span></text:p>
        </text:list-item>
        <text:list-item>
          <text:p text:style-name="P27"><text:span text:style-name="T8">se aplicável, o nível de </text:span><text:span text:style-name="T10">materialidade para classes específicas de transações, saldos contábeis ou divulgação</text:span><text:span text:style-name="T8">;</text:span></text:p>
        </text:list-item>
        <text:list-item>
          <text:p text:style-name="P27"><text:span text:style-name="T8">materialidade para execução da auditoria;</text:span></text:p>
        </text:list-item>
        <text:list-item>
          <text:p text:style-name="P27"><text:span text:style-name="T8">qualquer revisão dos tópicos acima com o andamento da auditoria.</text:span></text:p>
        </text:list-item>
      </text:list>
      <text:p text:style-name="P26"><text:span text:style-name="T8"/></text:p>
      <text:p text:style-name="P2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4a0" officeooo:paragraph-rsid="000c84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Planejamento de auditor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19:00.488113984</meta:creation-date>
    <dc:date>2018-03-14T20:22:10.622935566</dc:date>
    <meta:editing-duration>PT1H3M5S</meta:editing-duration>
    <meta:editing-cycles>13</meta:editing-cycles>
    <meta:generator>LibreOffice/5.2.7.2$Linux_X86_64 LibreOffice_project/20m0$Build-2</meta:generator>
    <meta:document-statistic meta:table-count="1" meta:image-count="0" meta:object-count="0" meta:page-count="3" meta:paragraph-count="58" meta:word-count="811" meta:character-count="5246" meta:non-whitespace-character-count="4532"/>
  </office:meta>
</office:document-meta>
</file>